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ohit Devanagari" svg:font-family="'Lohit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fo:line-height="108%" fo:text-align="start" style:justify-single-word="false" fo:orphans="2" fo:widows="2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position="0% 100%" fo:font-size="11pt" style:text-underline-style="none" style:font-size-asian="11pt" style:font-size-complex="11pt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16pt" style:font-size-asian="16pt" style:font-size-complex="16pt"/>
    </style:style>
    <style:style style:name="T4" style:family="text">
      <style:text-properties style:text-position="super 58%" fo:font-size="16pt" style:text-underline-style="none" style:font-size-asian="16pt" style:font-size-complex="16pt"/>
    </style:style>
    <style:style style:name="T5" style:family="text">
      <style:text-properties style:text-position="super 58%"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style:text-position="super 58%" fo:font-size="16pt" style:text-underline-style="solid" style:text-underline-type="double" style:text-underline-width="auto" style:text-underline-color="font-color" style:font-size-asian="16pt" style:font-size-complex="16pt"/>
    </style:style>
    <style:style style:name="T7" style:family="text">
      <style:text-properties style:text-position="super 58%" fo:font-size="16pt" style:text-underline-style="solid" style:text-underline-type="double" style:text-underline-width="auto" style:text-underline-color="#1c1c1c" style:font-size-asian="16pt" style:font-size-complex="16pt"/>
    </style:style>
    <style:style style:name="T8" style:family="text">
      <style:text-properties style:text-position="super 58%" fo:font-size="16pt" style:text-underline-style="none" style:font-size-asian="16pt" style:font-size-complex="16pt"/>
    </style:style>
    <style:style style:name="T9" style:family="text">
      <style:text-properties style:text-position="super 58%" style:text-underline-style="none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size="11pt" style:text-underline-style="solid" style:text-underline-width="auto" style:text-underline-color="font-color" style:font-size-asian="11pt"/>
    </style:style>
    <style:style style:name="T13" style:family="text">
      <style:text-properties style:text-position="0% 100%" fo:font-size="11pt" style:text-underline-style="solid" style:text-underline-width="auto" style:text-underline-color="font-color" style:font-size-asian="11pt" style:font-size-complex="11pt"/>
    </style:style>
    <style:style style:name="T14" style:family="text">
      <style:text-properties style:text-position="0% 100%" fo:font-size="11pt" style:text-underline-style="none" style:font-size-asian="11pt" style:font-size-complex="11pt"/>
    </style:style>
    <style:style style:name="T15" style:family="text">
      <style:text-properties style:text-position="0% 100%" fo:font-size="11pt" style:font-size-asian="11pt" style:font-size-complex="11pt"/>
    </style:style>
    <style:style style:name="T16" style:family="text">
      <style:text-properties style:text-position="0% 100%" fo:font-size="11pt" style:text-underline-style="solid" style:text-underline-type="double" style:text-underline-width="auto" style:text-underline-color="#000000" style:font-size-asian="11pt" style:font-size-complex="11pt"/>
    </style:style>
    <style:style style:name="T17" style:family="text">
      <style:text-properties style:text-position="0% 100%" fo:font-size="11pt" style:text-underline-style="solid" style:text-underline-type="double" style:text-underline-width="auto" style:text-underline-color="#1c1c1c" style:font-size-asian="11pt" style:font-size-complex="11pt"/>
    </style:style>
    <style:style style:name="T18" style:family="text">
      <style:text-properties style:text-position="0% 100%" fo:font-size="11pt" style:text-underline-style="solid" style:text-underline-type="double" style:text-underline-width="auto" style:text-underline-color="#333333" style:font-size-asian="11pt" style:font-size-complex="11pt"/>
    </style:style>
    <style:style style:name="T19" style:family="text">
      <style:text-properties style:text-position="0% 100%" fo:font-size="16pt" style:text-underline-style="none" style:font-size-asian="16pt" style:font-size-complex="16pt"/>
    </style:style>
    <style:style style:name="T20" style:family="text">
      <style:text-properties style:text-position="0% 100%" fo:font-size="16pt" style:font-size-asian="16pt" style:font-size-complex="16pt"/>
    </style:style>
    <style:style style:name="T21" style:family="text">
      <style:text-properties style:text-position="0% 100%" style:text-underline-style="solid" style:text-underline-type="double" style:text-underline-width="auto" style:text-underline-color="font-color"/>
    </style:style>
    <style:style style:name="T22" style:family="text">
      <style:text-properties style:text-position="0% 100%" fo:font-size="13pt" style:font-size-asian="13pt" style:font-size-complex="13pt"/>
    </style:style>
    <style:style style:name="T23" style:family="text">
      <style:text-properties style:text-underline-style="none"/>
    </style:style>
    <style:style style:name="T24" style:family="text">
      <style:text-properties style:text-underline-style="solid" style:text-underline-type="double" style:text-underline-width="auto" style:text-underline-color="#1c1c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dello Logico; </text:p>
      <text:p text:style-name="Standard">Turni ( <text:span text:style-name="T1">idTurno</text:span><text:span text:style-name="T3">1</text:span>, Giro, <text:span text:style-name="T10">idGiocatore</text:span><text:span text:style-name="T4">17</text:span>,<text:span text:style-name="T10"> idPartita</text:span><text:span text:style-name="T4">18</text:span>)</text:p>
      <text:p text:style-name="Standard">Scambi ( <text:span text:style-name="T1">idScambio</text:span><text:span text:style-name="T3">2</text:span>, <text:span text:style-name="T10">idScambioPorto</text:span><text:span text:style-name="T3">3</text:span>, <text:span text:style-name="T10">idScambioGioco</text:span><text:span text:style-name="T3">4</text:span>, <text:span text:style-name="T10">idScambioGiocatore</text:span><text:span text:style-name="T3">5</text:span>, <text:span text:style-name="T10">idTurno</text:span><text:span text:style-name="T3">1</text:span>)</text:p>
      <text:p text:style-name="Standard">ScambiPorto ( <text:span text:style-name="T1">idScambioPorto</text:span><text:span text:style-name="T3">3</text:span>, <text:span text:style-name="T10">idEsagonoPorto</text:span><text:span text:style-name="T3">23</text:span>) </text:p>
      <text:p text:style-name="Standard">ScambiGioco (<text:span text:style-name="T1">idScambioGioco</text:span><text:span text:style-name="T3">4</text:span>) </text:p>
      <text:p text:style-name="Standard">ScambiGiocatore ( <text:span text:style-name="T1">idScambioGiocatore</text:span><text:span text:style-name="T3">5</text:span>, <text:span text:style-name="T10">idGiocatore</text:span><text:span text:style-name="T4">17</text:span>) </text:p>
      <text:p text:style-name="Standard">CarteRisorsa ( <text:span text:style-name="T1">IdCartaRisorsa</text:span><text:span text:style-name="T3">6</text:span>, Tipo)</text:p>
      <text:p text:style-name="Standard">Carte ( <text:span text:style-name="T1">idCarta</text:span><text:span text:style-name="T3">7</text:span>, <text:span text:style-name="T10">IdCartaRisorse</text:span><text:span text:style-name="T3">6</text:span>,<text:span text:style-name="T10"> IdCartaSviluppo</text:span><text:span text:style-name="T3">8</text:span><text:span text:style-name="T15">, </text:span><text:span text:style-name="T17">idGiocatore</text:span><text:span text:style-name="T4">17</text:span>) </text:p>
      <text:p text:style-name="Standard">CarteSviluppo ( <text:span text:style-name="T1">IdCartaSviluppo</text:span><text:span text:style-name="T3">8</text:span>, <text:span text:style-name="T10">idCartaProgresso</text:span><text:span text:style-name="T3">9</text:span>, <text:span text:style-name="T10">idCartaPuntoVittoria</text:span><text:span text:style-name="T3">10</text:span>, <text:span text:style-name="T10">idCartaCavaliere</text:span><text:span text:style-name="T3">11</text:span>) </text:p>
      <text:p text:style-name="Standard">CarteProgresso ( <text:span text:style-name="T1">idCartaProgresso</text:span><text:span text:style-name="T3">9</text:span>) </text:p>
      <text:p text:style-name="Standard">CartePuntoVittoria ( <text:span text:style-name="T1">idCartaPuntoVittoria</text:span><text:span text:style-name="T3">10</text:span>) </text:p>
      <text:p text:style-name="Standard">CarteCavaliere (<text:span text:style-name="T1">idCartaCavaliere</text:span><text:span text:style-name="T3">11</text:span>) </text:p>
      <text:p text:style-name="Standard">CarteTurni (<text:span text:style-name="T1">IdCartaTurno</text:span><text:span text:style-name="T3">12</text:span>, <text:span text:style-name="T10">idTurno</text:span><text:span text:style-name="T3">1</text:span>, <text:span text:style-name="T10">idCarta</text:span><text:span text:style-name="T3">7</text:span>) </text:p>
      <text:p text:style-name="Standard">LanciDadi ( <text:span text:style-name="T1">idLancioDadi</text:span><text:span text:style-name="T3">13</text:span>, DadoUno, DadoDue, <text:span text:style-name="T24">idTurno</text:span><text:span text:style-name="T3">1</text:span>) </text:p>
      <text:p text:style-name="Standard">CittàColonie ( <text:span text:style-name="T1">idCittàColonia</text:span><text:span text:style-name="T3">14</text:span><text:span text:style-name="T20">, </text:span><text:span text:style-name="T24">aggiornataDalTurno</text:span><text:span text:style-name="T3">1</text:span><text:span text:style-name="T15">,</text:span><text:span text:style-name="T20"> </text:span><text:span text:style-name="T16">idVertice</text:span><text:span text:style-name="T4">29</text:span><text:span text:style-name="T23">)</text:span> </text:p>
      <text:p text:style-name="Standard">Strade (<text:span text:style-name="T1"> idStrada</text:span><text:span text:style-name="T3">15</text:span>, <text:s/><text:span text:style-name="T10">idCittàColoniaPrec</text:span><text:span text:style-name="T3">14</text:span>, <text:span text:style-name="T10">idCittàColoniaSucc</text:span><text:span text:style-name="T3">14</text:span><text:span text:style-name="T15">, </text:span><text:span text:style-name="T17">idLato</text:span><text:span text:style-name="T4">31</text:span>)</text:p>
      <text:p text:style-name="Standard">Brigante ( <text:span text:style-name="T1">idBrigante</text:span><text:span text:style-name="T3">16</text:span>, <text:span text:style-name="T21">idEsagono</text:span><text:span text:style-name="T3">20</text:span><text:span text:style-name="T15">, </text:span><text:span text:style-name="T17">idTurno</text:span><text:span text:style-name="T3">1</text:span><text:span text:style-name="T11">)</text:span> </text:p>
      <text:p text:style-name="Standard">Giocatori ( <text:span text:style-name="T1">idGiocatore</text:span><text:span text:style-name="T4">17</text:span>, <text:s/>Età)</text:p>
      <text:p text:style-name="Standard">Partite ( <text:span text:style-name="T1">idPartita</text:span><text:span text:style-name="T4">18</text:span>, Data, Durata)</text:p>
      <text:p text:style-name="Standard">GiocatoriPartite ( <text:span text:style-name="T1">IdGiocatorePartita</text:span><text:span text:style-name="T4">19</text:span>, Colore, <text:s/>Nickname, <text:span text:style-name="T10">idGiocatore</text:span><text:span text:style-name="T4">17</text:span>, <text:span text:style-name="T10">idPartita</text:span><text:span text:style-name="T4">18</text:span><text:span text:style-name="T3"> </text:span>) </text:p>
      <text:p text:style-name="Standard">Esagoni ( <text:span text:style-name="T1">idEsagono</text:span><text:span text:style-name="T3">20</text:span>, Posizione, <text:s/><text:span text:style-name="T10">idEsagonoMare</text:span><text:span text:style-name="T3">22</text:span>, <text:span text:style-name="T10">idEsagonoTerreno</text:span><text:span text:style-name="T3">21</text:span>, <text:span text:style-name="T10">idPartita</text:span><text:span text:style-name="T4">18</text:span>)</text:p>
      <text:p text:style-name="Standard">EsagoniTerreno ( <text:span text:style-name="T1">idEsagonoTerreno</text:span><text:span text:style-name="T3">21</text:span>, Tipo, Numero) </text:p>
      <text:p text:style-name="Standard">EsagoniMare ( <text:span text:style-name="T1">idEsagonoMare</text:span><text:span text:style-name="T3">22</text:span>, <text:span text:style-name="T10">idEsagonoPorto</text:span><text:span text:style-name="T3">23</text:span>, <text:span text:style-name="T10">idEsagonoMareAperto</text:span><text:span text:style-name="T3">24</text:span>) </text:p>
      <text:p text:style-name="Standard">EsagoniPorto ( <text:span text:style-name="T1">idEsagonoPorto</text:span><text:span text:style-name="T3">23</text:span>, RapportoScambio, Specializzazione) </text:p>
      <text:p text:style-name="Standard">EsagoniMareAperto ( <text:span text:style-name="T1">idEsagonoMareAperto</text:span><text:span text:style-name="T3">24</text:span>) </text:p>
      <text:p text:style-name="Standard"><text:soft-page-break/>TurniCittàColonie (<text:span text:style-name="T1">IdTurnoCittàColonia</text:span><text:span text:style-name="T4">25</text:span>, <text:span text:style-name="T10">idTurno</text:span><text:span text:style-name="T3">1</text:span>, <text:span text:style-name="T10">idCittàColonia</text:span><text:span text:style-name="T3">14</text:span>)</text:p>
      <text:p text:style-name="Standard">StradeTurni <text:span text:style-name="T1">(idStradaTurno</text:span><text:span text:style-name="T4">26</text:span>, <text:span text:style-name="T10">idTurno</text:span><text:span text:style-name="T3">1</text:span>, <text:span text:style-name="T10">idStrada</text:span><text:span text:style-name="T3">15</text:span>)</text:p>
      <text:p text:style-name="Standard">ScambiCarteRisorsaDate (<text:span text:style-name="T12">idScambioCartaRisorsaData</text:span><text:span text:style-name="T4">27</text:span>, <text:span text:style-name="T10">idCarta</text:span><text:span text:style-name="T4">7</text:span>, <text:span text:style-name="T10">idScambio</text:span><text:span text:style-name="T4">2</text:span>)</text:p>
      <text:p text:style-name="Standard">ScambiCarteRisorsaRicevute (<text:span text:style-name="T1">idScambioCartaRisorsaRicevuta</text:span><text:span text:style-name="T4">28</text:span>, <text:span text:style-name="T10">idCarta</text:span><text:span text:style-name="T4">7</text:span>, <text:span text:style-name="T10">idScambio</text:span><text:span text:style-name="T4">2</text:span>)</text:p>
      <text:p text:style-name="Standard">Vertici (<text:span text:style-name="T1">idVertice</text:span><text:span text:style-name="T4">29</text:span><text:span text:style-name="T14">,</text:span><text:span text:style-name="T19"> </text:span><text:span text:style-name="T14">Posizione)</text:span></text:p>
      <text:p text:style-name="P2"><text:span text:style-name="T15">VerticiEsagoni (</text:span><text:span text:style-name="T13">idVerticeEsagono</text:span><text:span text:style-name="T3">30</text:span><text:span text:style-name="T15">, <text:s/></text:span><text:span text:style-name="T17">idVertice</text:span><text:span text:style-name="T3">29</text:span><text:span text:style-name="T15">, </text:span><text:span text:style-name="T17">IdEsagono</text:span><text:span text:style-name="T4">20</text:span><text:span text:style-name="T15">)</text:span></text:p>
      <text:p text:style-name="P2"><text:span text:style-name="T15">Lati(</text:span><text:span text:style-name="T13">idLato</text:span><text:span text:style-name="T3">31</text:span><text:span text:style-name="T15">, Posizione)</text:span></text:p>
      <text:p text:style-name="P2"><text:span text:style-name="T15">LatiEsagoni (</text:span><text:span text:style-name="T13">idLatoEsagono</text:span><text:span text:style-name="T3">32</text:span><text:span text:style-name="T15">, </text:span><text:span text:style-name="T17">idLato</text:span><text:span text:style-name="T3">31</text:span><text:span text:style-name="T15">, </text:span><text:span text:style-name="T17">idEsagono</text:span><text:span text:style-name="T3">20</text:span><text:span text:style-name="T15">)</text:span></text:p>
      <text:p text:style-name="P2"><text:span text:style-name="T15">VerticiLati (</text:span><text:span text:style-name="T13">idVerticeLato</text:span><text:span text:style-name="T3">33</text:span><text:span text:style-name="T15">, </text:span><text:span text:style-name="T17">idVertice</text:span><text:span text:style-name="T4">29</text:span><text:span text:style-name="T15">, </text:span><text:span text:style-name="T18">idLato</text:span><text:span text:style-name="T3">31</text:span><text:span text:style-name="T15">)</text:span></text:p>
      <text:p text:style-name="P2"><text:span text:style-name="T15">StradeSuccessive (</text:span><text:span text:style-name="T13">idStradaSucc</text:span><text:span text:style-name="T3">34</text:span><text:span text:style-name="T13">,</text:span><text:span text:style-name="T15"> </text:span><text:span text:style-name="T17">idStradaCorrente</text:span><text:span text:style-name="T3">15</text:span><text:span text:style-name="T15">, </text:span><text:span text:style-name="T17">idStradaSuccessiva</text:span><text:span text:style-name="T3">15</text:span><text:span text:style-name="T15">)</text:span></text:p>
      <text:p text:style-name="P2"><text:span text:style-name="T15">StradePrecedenti (</text:span><text:span text:style-name="T13">idStradaPrec</text:span><text:span text:style-name="T3">35</text:span><text:span text:style-name="T15">, </text:span><text:span text:style-name="T17">idStradaCorrente</text:span><text:span text:style-name="T3">15</text:span><text:span text:style-name="T15">, </text:span><text:span text:style-name="T17">idStradaPrecedente</text:span><text:span text:style-name="T3">15</text:span><text:span text:style-name="T15">)</text:span></text:p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ohit Devanagari" svg:font-family="'Lohit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it" fo:country="IT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it" fo:country="IT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8%" fo:text-align="start" style:justify-single-word="false" fo:orphans="2" fo:widows="2" style:writing-mode="lr-tb"/>
      <style:text-properties fo:color="#00000a" style:font-name="Calibri" fo:font-size="11pt" fo:language="it" fo:country="IT" style:letter-kerning="true" style:font-name-asian="Calibri1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JP Regular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282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>
      <style:text-properties fo:font-size="10pt" fo:font-weight="bold" style:font-size-asian="10pt" style:font-weight-asian="bold" style:font-size-complex="10pt" style:font-weight-complex="bold"/>
    </style:style>
    <style:style style:name="Testo_20_fumetto_20_Carattere" style:display-name="Testo fumetto Carattere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529cm" style:layout-grid-ruby-height="0.10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04T14:17:00</meta:creation-date>
    <meta:initial-creator>Perry</meta:initial-creator>
    <dc:language>en-US</dc:language>
    <dc:date>2019-09-02T11:38:44.19</dc:date>
    <meta:editing-cycles>59</meta:editing-cycles>
    <meta:editing-duration>PT4H46M1S</meta:editing-duration>
    <meta:generator>OpenOffice/4.1.6$Win32 OpenOffice.org_project/416m1$Build-9790</meta:generator>
    <meta:document-statistic meta:table-count="0" meta:image-count="0" meta:object-count="0" meta:page-count="2" meta:paragraph-count="36" meta:word-count="158" meta:character-count="2022"/>
    <meta:template xlink:type="simple" xlink:actuate="onRequest" xlink:title="Normal" xlink:href=""/>
  </office:meta>
</office:document-meta>
</file>